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10.4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307cm"/>
    </style:style>
    <style:style style:name="co5" style:family="table-column">
      <style:table-column-properties fo:break-before="auto" style:column-width="7.594cm"/>
    </style:style>
    <style:style style:name="co6" style:family="table-column">
      <style:table-column-properties fo:break-before="auto" style:column-width="12.03cm"/>
    </style:style>
    <style:style style:name="co7" style:family="table-column">
      <style:table-column-properties fo:break-before="auto" style:column-width="5.987cm"/>
    </style:style>
    <style:style style:name="co8" style:family="table-column">
      <style:table-column-properties fo:break-before="auto" style:column-width="14.108cm"/>
    </style:style>
    <style:style style:name="co9" style:family="table-column">
      <style:table-column-properties fo:break-before="auto" style:column-width="5.57cm"/>
    </style:style>
    <style:style style:name="co10" style:family="table-column">
      <style:table-column-properties fo:break-before="auto" style:column-width="13.026cm"/>
    </style:style>
    <style:style style:name="co11" style:family="table-column">
      <style:table-column-properties fo:break-before="auto" style:column-width="5.71cm"/>
    </style:style>
    <style:style style:name="co12" style:family="table-column">
      <style:table-column-properties fo:break-before="auto" style:column-width="14.607cm"/>
    </style:style>
    <style:style style:name="co13" style:family="table-column">
      <style:table-column-properties fo:break-before="auto" style:column-width="4.711cm"/>
    </style:style>
    <style:style style:name="co14" style:family="table-column">
      <style:table-column-properties fo:break-before="auto" style:column-width="13.083cm"/>
    </style:style>
    <style:style style:name="co15" style:family="table-column">
      <style:table-column-properties fo:break-before="auto" style:column-width="5.821cm"/>
    </style:style>
    <style:style style:name="co16" style:family="table-column">
      <style:table-column-properties fo:break-before="auto" style:column-width="12.695cm"/>
    </style:style>
    <style:style style:name="co17" style:family="table-column">
      <style:table-column-properties fo:break-before="auto" style:column-width="5.653cm"/>
    </style:style>
    <style:style style:name="co18" style:family="table-column">
      <style:table-column-properties fo:break-before="auto" style:column-width="12.278cm"/>
    </style:style>
    <style:style style:name="co19" style:family="table-column">
      <style:table-column-properties fo:break-before="auto" style:column-width="5.544cm"/>
    </style:style>
    <style:style style:name="co20" style:family="table-column">
      <style:table-column-properties fo:break-before="auto" style:column-width="13.443cm"/>
    </style:style>
    <style:style style:name="co21" style:family="table-column">
      <style:table-column-properties fo:break-before="auto" style:column-width="12.555cm"/>
    </style:style>
    <style:style style:name="co22" style:family="table-column">
      <style:table-column-properties fo:break-before="auto" style:column-width="4.657cm"/>
    </style:style>
    <style:style style:name="co23" style:family="table-column">
      <style:table-column-properties fo:break-before="auto" style:column-width="12.889cm"/>
    </style:style>
    <style:style style:name="co24" style:family="table-column">
      <style:table-column-properties fo:break-before="auto" style:column-width="6.846cm"/>
    </style:style>
    <style:style style:name="co25" style:family="table-column">
      <style:table-column-properties fo:break-before="auto" style:column-width="12.917cm"/>
    </style:style>
    <style:style style:name="co26" style:family="table-column">
      <style:table-column-properties fo:break-before="auto" style:column-width="5.847cm"/>
    </style:style>
    <style:style style:name="co27" style:family="table-column">
      <style:table-column-properties fo:break-before="auto" style:column-width="10.283cm"/>
    </style:style>
    <style:style style:name="co28" style:family="table-column">
      <style:table-column-properties fo:break-before="auto" style:column-width="6.68cm"/>
    </style:style>
    <style:style style:name="co29" style:family="table-column">
      <style:table-column-properties fo:break-before="auto" style:column-width="8.204cm"/>
    </style:style>
    <style:style style:name="co30" style:family="table-column">
      <style:table-column-properties fo:break-before="auto" style:column-width="7.1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08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ta1" style:family="table" style:master-page-name="PageStyle_5f_Evaluador">
      <style:table-properties table:display="true" style:writing-mode="lr-tb"/>
    </style:style>
    <style:style style:name="ta2" style:family="table" style:master-page-name="PageStyle_5f_Leyenda">
      <style:table-properties table:display="true" style:writing-mode="lr-tb"/>
    </style:style>
    <style:style style:name="ta3" style:family="table" style:master-page-name="PageStyle_5f_Objetivos">
      <style:table-properties table:display="true" style:writing-mode="lr-tb"/>
    </style:style>
    <style:style style:name="ta4" style:family="table" style:master-page-name="PageStyle_5f_Claridad_20_de_20_los_20_objetivos">
      <style:table-properties table:display="true" style:writing-mode="lr-tb"/>
    </style:style>
    <style:style style:name="ta5" style:family="table" style:master-page-name="PageStyle_5f_Visibilidad_20_del_20_estado_20_del_20_sist">
      <style:table-properties table:display="true" style:writing-mode="lr-tb"/>
    </style:style>
    <style:style style:name="ta6" style:family="table" style:master-page-name="PageStyle_5f_Adecuación">
      <style:table-properties table:display="true" style:writing-mode="lr-tb"/>
    </style:style>
    <style:style style:name="ta7" style:family="table" style:master-page-name="PageStyle_5f_Control">
      <style:table-properties table:display="true" style:writing-mode="lr-tb"/>
    </style:style>
    <style:style style:name="ta8" style:family="table" style:master-page-name="PageStyle_5f_Consistencia">
      <style:table-properties table:display="true" style:writing-mode="lr-tb"/>
    </style:style>
    <style:style style:name="ta9" style:family="table" style:master-page-name="PageStyle_5f_Errores">
      <style:table-properties table:display="true" style:writing-mode="lr-tb"/>
    </style:style>
    <style:style style:name="ta10" style:family="table" style:master-page-name="PageStyle_5f_Reconocimiento">
      <style:table-properties table:display="true" style:writing-mode="lr-tb"/>
    </style:style>
    <style:style style:name="ta11" style:family="table" style:master-page-name="PageStyle_5f_Flexibilidad">
      <style:table-properties table:display="true" style:writing-mode="lr-tb"/>
    </style:style>
    <style:style style:name="ta12" style:family="table" style:master-page-name="PageStyle_5f_dialogos">
      <style:table-properties table:display="true" style:writing-mode="lr-tb"/>
    </style:style>
    <style:style style:name="ta13" style:family="table" style:master-page-name="PageStyle_5f_ayuda">
      <style:table-properties table:display="true" style:writing-mode="lr-tb"/>
    </style:style>
    <style:style style:name="ta14" style:family="table" style:master-page-name="PageStyle_5f_Busqueda">
      <style:table-properties table:display="true" style:writing-mode="lr-tb"/>
    </style:style>
    <style:style style:name="ta15" style:family="table" style:master-page-name="PageStyle_5f_Noticias">
      <style:table-properties table:display="true" style:writing-mode="lr-tb"/>
    </style:style>
    <style:style style:name="ta16" style:family="table" style:master-page-name="PageStyle_5f_Varios">
      <style:table-properties table:display="true" style:writing-mode="lr-tb"/>
    </style:style>
    <style:style style:name="ta17" style:family="table" style:master-page-name="PageStyle_5f_Arquitectura_20_información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99pt solid #000000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fo:border="0.99pt solid #000000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" style:family="table-cell" style:parent-style-name="Default">
      <style:table-cell-properties fo:border-bottom="0.99pt solid #000000" style:diagonal-bl-tr="none" style:diagonal-tl-br="none" fo:border-left="none" fo:border-right="0.99pt solid #000000" fo:border-top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>
      <style:table-cell-properties fo:border-bottom="0.99pt solid #000000" style:diagonal-bl-tr="none" style:diagonal-tl-br="none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99pt solid #000000" fo:border-right="0.99pt solid #000000" fo:border-top="0.99pt solid #000000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99pt solid #000000" fo:border-right="none" fo:border-top="none"/>
    </style:style>
    <style:style style:name="ce18" style:family="table-cell" style:parent-style-name="Default">
      <style:table-cell-properties fo:border-bottom="0.99pt solid #000000" style:diagonal-bl-tr="none" style:diagonal-tl-br="none" fo:border-left="0.99pt solid #000000" fo:border-right="0.99pt solid #000000" fo:border-top="none"/>
    </style:style>
    <style:style style:name="ce19" style:family="table-cell" style:parent-style-name="Default">
      <style:table-cell-properties fo:border-bottom="0.99pt solid #000000" style:diagonal-bl-tr="none" style:diagonal-tl-br="none" fo:border-left="none" fo:border-right="0.99pt solid #000000" fo:border-top="0.99pt solid #000000"/>
    </style:style>
    <style:style style:name="ce2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99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valuador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number-columns-repeated="254" table:default-cell-style-name="Default"/>
        <table:table-row table:style-name="ro1">
          <table:table-cell table:style-name="ce1" office:value-type="string" calcext:value-type="string">
            <text:p>Datos del evaluador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office:value-type="string" calcext:value-type="string">
            <text:p>Nombre</text:p>
          </table:table-cell>
          <table:table-cell table:style-name="ce4" office:value-type="string" calcext:value-type="string">
            <text:p>David Grau López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Perfil*</text:p>
          </table:table-cell>
          <table:table-cell table:style-name="ce4" office:value-type="string" calcext:value-type="string">
            <text:p>Estudiante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Estudios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3" office:value-type="string" calcext:value-type="string">
            <text:p>* Indicar el perfil profesional del evaluador (profesor, estudiante, desarrollador de aplicaciones, etc.) y su especialización</text:p>
          </table:table-cell>
          <table:table-cell table:number-columns-repeated="255"/>
        </table:table-row>
      </table:table>
      <table:table table:name="Leyenda" table:style-name="ta2" table:print="false">
        <table:table-column table:style-name="co1" table:number-columns-repeated="256" table:default-cell-style-name="Default"/>
        <table:table-row table:style-name="ro1">
          <table:table-cell table:style-name="ce1" office:value-type="string" calcext:value-type="string">
            <text:p>LEYENDA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5" office:value-type="string" calcext:value-type="string">
            <text:p>Impacto<text:span text:style-name="T1"> Cuando se produce el problema, es fácil o difícil superar el problema para los usuarios</text:span></text:p>
          </table:table-cell>
          <table:table-cell table:number-columns-repeated="255"/>
        </table:table-row>
        <table:table-row table:style-name="ro4">
          <table:table-cell table:style-name="ce5" office:value-type="string" calcext:value-type="string">
            <text:p>Frecuencia<text:span text:style-name="T1"> con la que se produce el problema, es frecuente o poco frecuente </text:span>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Valoració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0: No es un problem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1: Problema que no necesita dedicarle tiemp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2: Problema mínimo de usabilidad. La solución es de baja priorida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3: Problema grave de usabilidad. La solución es de alta prioridad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4: Problema crítico de usabilidad. La solución debe ser inmediat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5: No se aplica</text:p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3">
          <table:table-cell table:style-name="ce5" office:value-type="string" calcext:value-type="string">
            <text:p>Sitio web o aplicación a evaluar:</text:p>
          </table:table-cell>
          <table:table-cell table:style-name="ce5"/>
          <table:table-cell table:style-name="ce6"/>
          <table:table-cell table:style-name="ce7" office:value-type="string" calcext:value-type="string">
            <text:p>http://www.rtve.es/radio/radio3/</text:p>
          </table:table-cell>
          <table:table-cell table:style-name="ce7" table:number-columns-repeated="5"/>
          <table:table-cell table:style-name="ce5" table:number-columns-repeated="247"/>
        </table:table-row>
      </table:table>
      <table:table table:name="Objetivos" table:style-name="ta3" table:print="false">
        <table:table-column table:style-name="co1" table:number-columns-repeated="256" table:default-cell-style-name="Default"/>
        <table:table-row table:style-name="ro1">
          <table:table-cell table:style-name="ce1" office:value-type="string" calcext:value-type="string">
            <text:p>OBJETIVOS DEL SITIO WEB/APLICACIÓN INTERACTIVA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1. La web es de una emisora de radio. Debe dar toda la información relativa a ella.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2. Tiene que informar sobre sus contenidos. Tanto los que emite por radio como los podcast y video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3. Tiene que informar de las actividades realizadas por la emisora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</table:table>
      <table:table table:name="Claridad de los objetivos" table:style-name="ta4" table:print="false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1. Claridad de los objetivo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 interfaz debe comunicar de manera inmediata su propósito, objetivo y funcione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2">
          <table:table-cell table:style-name="ce4"/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5">
          <table:table-cell table:style-name="ce8" office:value-type="string" calcext:value-type="string">
            <text:p>1. El propósito u objetivo que la interfaz nos transmite es claro y obvio. Con una simple hojeada podemos deducir cuál es su propósito y cuál es su finalida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52"/>
        </table:table-row>
        <table:table-row table:style-name="ro6">
          <table:table-cell table:style-name="ce8" office:value-type="string" calcext:value-type="string">
            <text:p>2.En el caso de existir más de un objetivo, estos están relacionados con el objetivo o función global y establecen coherencia entre ellos.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52"/>
        </table:table-row>
        <table:table-row table:style-name="ro2">
          <table:table-cell table:style-name="ce4" office:value-type="string" calcext:value-type="string">
            <text:p>3. En caso de existir más de un objetivo, estos son claros y separados.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El abuso del color rojo del fondo hace dificil distinguir las dos partes de la web en un primer vistazo (normal y extra).</text:p>
          </table:table-cell>
          <table:table-cell table:number-columns-repeated="252"/>
        </table:table-row>
      </table:table>
      <table:table table:name="Visibilidad del estado del sist" table:style-name="ta5" table:print="false"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2. Visibilidad del estado del sistem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l sistema debe tener siempre a los usuarios informados del estado del sistema, con una realimentación apropiada y en un tiempo razonabl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9" office:value-type="string" calcext:value-type="string">
            <text:p>Situación</text:p>
          </table:table-cell>
          <table:table-cell table:style-name="ce1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7">
          <table:table-cell table:style-name="ce10" office:value-type="string" calcext:value-type="string">
            <text:p>1. La interfaz (en el caso de tratarse de un sitio web) incluye de forma visible el título del sitio, de la sección o el título de la página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52"/>
        </table:table-row>
        <table:table-row table:style-name="ro2">
          <table:table-cell table:style-name="ce4" office:value-type="string" calcext:value-type="string">
            <text:p>2. Sabes en todo momento dónde estas posicionado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11" office:value-type="string" calcext:value-type="string">
            <text:p>Acciones posibles</text:p>
          </table:table-cell>
          <table:table-cell table:style-name="ce4" table:number-columns-repeated="3"/>
          <table:table-cell table:number-columns-repeated="252"/>
        </table:table-row>
        <table:table-row table:style-name="ro2">
          <table:table-cell table:style-name="ce4" office:value-type="string" calcext:value-type="string">
            <text:p>3. Los vínculos están claramente diferenciados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Casi todo el texto son titulares que a su vez son vinculos. El resto son vinculos a secciones.</text:p>
          </table:table-cell>
          <table:table-cell table:number-columns-repeated="252"/>
        </table:table-row>
        <table:table-row table:style-name="ro7">
          <table:table-cell table:style-name="ce10" office:value-type="string" calcext:value-type="string">
            <text:p>4. No existe información o acciones que necesiten de una acción para su visualización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52"/>
        </table:table-row>
      </table:table>
      <table:table table:name="Adecuación" table:style-name="ta6" table:print="false">
        <table:table-column table:style-name="co8" table:default-cell-style-name="ce10"/>
        <table:table-column table:style-name="co1" table:number-columns-repeated="2" table:default-cell-style-name="ce4"/>
        <table:table-column table:style-name="co9" table:default-cell-style-name="ce4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3. Adecuación al mundo y a los objetos mentales del usuario / lógica de la información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office:value-type="string" calcext:value-type="string">
            <text:p>El sitio/aplicación esta adaptado al mundo real de los usuarios, su lenguaje, conocimientos, etc.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11" office:value-type="string" calcext:value-type="string">
            <text:p>Lógica de la información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2">
          <table:table-cell table:style-name="ce4" office:value-type="string" calcext:value-type="string">
            <text:p>1. La presentación de los contenidos es familiar o comprensible para el usu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a diseñada como una revista pero la parte extra no es familiar ni comprensible.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2. Cuando existen opciones están ordenadas de manera lógica para la forma de pensar del usuari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 lo general si. Pero una vez mas la parte extra falla. No hay lógica en el orden de los links y no está claro de que sección son.</text:p>
          </table:table-cell>
          <table:table-cell table:number-columns-repeated="252"/>
        </table:table-row>
        <table:table-row table:style-name="ro7">
          <table:table-cell table:style-name="ce13" office:value-type="string" calcext:value-type="string">
            <text:p>3. Las metáforas e iconos que utilizan son entendibles para el usuario y facilitan la interacción con la interfaz.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253"/>
        </table:table-row>
        <table:table-row table:style-name="ro2">
          <table:table-cell table:style-name="ce14"/>
          <table:table-cell/>
          <table:table-cell table:style-name="ce17"/>
          <table:table-cell table:style-name="ce19"/>
          <table:table-cell table:number-columns-repeated="252"/>
        </table:table-row>
        <table:table-row table:style-name="ro2">
          <table:table-cell table:style-name="ce15" office:value-type="string" calcext:value-type="string">
            <text:p>Formato de la información</text:p>
          </table:table-cell>
          <table:table-cell/>
          <table:table-cell table:style-name="ce18"/>
          <table:table-cell table:number-columns-repeated="253"/>
        </table:table-row>
        <table:table-row table:style-name="ro7">
          <table:table-cell office:value-type="string" calcext:value-type="string">
            <text:p>4. La interfaz usa el lenguaje del usuario con palabras, frases y conceptos que le son familiares. El lenguaje debe ser claro, simple y con una sola idea por párrafo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5. La información esta estructurada con títulos, negritas y viñet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a bien utilizado menos en la parte extra.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6. El lenguaje y la disposición de la información es asequible y de lectura rápida para el usuario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7. La estructura y presentación de la información no necesita explicaciones o información adicional para su comprensión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8. Los textos y <text:s/>enunciados de los campos están redactados de forma afirmativa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9. Se utiliza el lenguaje en forma directa, no impersonal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52"/>
        </table:table-row>
      </table:table>
      <table:table table:name="Control" table:style-name="ta7" table:print="false">
        <table:table-column table:style-name="co10" table:default-cell-style-name="ce10"/>
        <table:table-column table:style-name="co1" table:number-columns-repeated="2" table:default-cell-style-name="ce4"/>
        <table:table-column table:style-name="co11" table:default-cell-style-name="ce4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4. Control y libertad para el usuario</text:p>
          </table:table-cell>
          <table:table-cell table:style-name="Default" table:number-columns-repeated="3"/>
          <table:table-cell table:number-columns-repeated="252"/>
        </table:table-row>
        <table:table-row table:style-name="ro6">
          <table:table-cell table:style-name="ce20" office:value-type="string" calcext:value-type="string" table:number-columns-spanned="4" table:number-rows-spanned="1">
            <text:p>Los usuarios eligen a veces funciones del sistema por error y necesitan a veces una salida de emergencia claramente marcada, eso es salir del estado indeseado sin tener que pasar por un diálogo extendido. Es importante disponer de deshacer y rehacer</text:p>
          </table:table-cell>
          <table:covered-table-cell table:number-columns-repeated="3" table:style-name="ce21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4"/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1. Se utilizan animaciones no controladas por el usuar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l usuario decide si quiere reproducir los contenidos.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2. El scroll no es más grande que dos pantall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cupa unas 10 pantallas en la página principal.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3. Es posible guardar información de la página Web/sistema interactiv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te del contenido es descargable y otra parte parte no (posiblemente por los derechos sobre este).</text:p>
          </table:table-cell>
          <table:table-cell table:number-columns-repeated="252"/>
        </table:table-row>
        <table:table-row table:style-name="ro8">
          <table:table-cell office:value-type="string" calcext:value-type="string">
            <text:p>4. Es posible imprimir la información de la página Web/sistema interactivo sin perder informació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mbia los colores para adecuarlo a la impresión.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5. Existe un vínculo que permite volver a la página inicial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6. Es posible aumentar y disminuir el tamaño de la letra</text:p>
          </table:table-cell>
          <table:table-cell office:value-type="float" office:value="4" calcext:value-type="float">
            <text:p>4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7. La interfaz se visualiza perfectamente con diferentes resolucion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 dispositivos con pantalla pequeña se recorta.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8. La interfaz no introduce tecnologías que requieren versiones actualizadas de navegadores o plugs-ins externos.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n cantidad de contenidos multimedia están en formato Flash.</text:p>
          </table:table-cell>
          <table:table-cell table:number-columns-repeated="252"/>
        </table:table-row>
      </table:table>
      <table:table table:name="Consistencia" table:style-name="ta8" table:print="false">
        <table:table-column table:style-name="co12" table:default-cell-style-name="ce10"/>
        <table:table-column table:style-name="co1" table:number-columns-repeated="2" table:default-cell-style-name="ce4"/>
        <table:table-column table:style-name="co13" table:default-cell-style-name="ce4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5. Consistencia y estándares</text:p>
          </table:table-cell>
          <table:table-cell table:style-name="Default" table:number-columns-repeated="3"/>
          <table:table-cell table:number-columns-repeated="252"/>
        </table:table-row>
        <table:table-row table:style-name="ro9">
          <table:table-cell table:style-name="ce20" office:value-type="string" calcext:value-type="string" table:number-columns-spanned="4" table:number-rows-spanned="1">
            <text:p>Los usuarios no han de preguntar si las distintas palabras, situaciones o acciones quieren decir lo mismo. En general siguen las normas y convenciones de la plataforma sobre el que se esta implementado el sistema.</text:p>
          </table:table-cell>
          <table:covered-table-cell table:number-columns-repeated="3" table:style-name="ce2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11" office:value-type="string" calcext:value-type="string">
            <text:p>Consistencia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1. Las etiquetas de los vínculos tienen los mismos nombres que los títulos de las páginas a las que se dirigen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2. Las mismas acciones llevan a los mismos resultados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3. Los mismos elementos son iguales en todo el siti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y cambios entre la portada y las secciones internas pero no afectan a la navegación.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4. La misma información (texto) se expresa de la misma forma en toda la página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5. La información esta organizada y es mostrada de manera similar en cada pági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y secciones muy diferentes que utilizan estilos diferentes.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4">
          <table:table-cell table:style-name="ce22" office:value-type="string" calcext:value-type="string">
            <text:p>Estándares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6. Se utilizan los colores estándares para los vínculos visitado y no visitados.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se utilizan colores que los distingan.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7. Utiliza de manera diferente a la norma, convenciones o etiquetas universales 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8. Las áreas de navegación superior, laterales, herramientas de búsqueda y controles (botones, radio buttons, …) siguen los estándares comunes de mercado.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tre otras cosas las barras de navegación superiores son excesivamente grandes.</text:p>
          </table:table-cell>
          <table:table-cell table:number-columns-repeated="252"/>
        </table:table-row>
      </table:table>
      <table:table table:name="Errores" table:style-name="ta9" table:print="false"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6. Prevenir error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 más importante prevenir la aparición de errores que generar buenos mensajes de err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2">
          <table:table-cell table:style-name="ce4"/>
          <table:table-cell table:style-name="ce2" office:value-type="string" calcext:value-type="string">
            <text:p>Impacto 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7">
          <table:table-cell table:style-name="ce10" office:value-type="string" calcext:value-type="string">
            <text:p>1. El motor de búsqueda tolera errores tipográficos (mayúsculas), ortográficos (acentos) y acepta palabras similare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52"/>
        </table:table-row>
      </table:table>
      <table:table table:name="Reconocimiento" table:style-name="ta10" table:print="false">
        <table:table-column table:style-name="co16" table:default-cell-style-name="ce10"/>
        <table:table-column table:style-name="co1" table:number-columns-repeated="2" table:default-cell-style-name="ce4"/>
        <table:table-column table:style-name="co17" table:default-cell-style-name="ce4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7. Reconocimiento más que memoria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office:value-type="string" calcext:value-type="string">
            <text:p>La página Web/sistema interactivo se basa en el reconocimiento más que en el recuerdo, que permite al usuario interactuar con el sitio de manera fácil y productiva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4"/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5">
          <table:table-cell office:value-type="string" calcext:value-type="string">
            <text:p>1. EL uso de la interfaz no requiere recordar información de interfaces previas para interactuar con ella. Toda la información necesaria para la interacción se encuentra en la interfaz actual.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2. Es fácil localizar información previamente encontrada.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3. La interfaz permite ver y seleccionar, más que recordar y escribir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4. La información esta organizada según una lógica reconocida y familiar para el usuari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r lo general si. Pero la parte extra no tiene ninguna lógica.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5. Se utilizan iconos relacionados con los contenidos a los que se asocian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6. La estructura, orden y lógica es familiar e intuitiva para los usuario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. Si el usuario está acostumbrado a la prensa escrita.</text:p>
          </table:table-cell>
          <table:table-cell table:number-columns-repeated="252"/>
        </table:table-row>
      </table:table>
      <table:table table:name="Flexibilidad" table:style-name="ta11" table:print="false"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8. Flexibilidad y eficiencia de uso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La interfaz facilita y optimiza el acceso a los usuarios independientemente de cuales sean sus característica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2">
          <table:table-cell table:style-name="ce4"/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4">
          <table:table-cell table:style-name="ce10" office:value-type="string" calcext:value-type="string">
            <text:p>1. Existen aceleradores de teclado para realizar operaciones frecuentes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No existen. En este caso no harían falta.</text:p>
          </table:table-cell>
          <table:table-cell table:number-columns-repeated="252"/>
        </table:table-row>
        <table:table-row table:style-name="ro4">
          <table:table-cell table:style-name="ce10" office:value-type="string" calcext:value-type="string">
            <text:p>2. Si existen, quedan claros cuales son estos aceleradores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52"/>
        </table:table-row>
        <table:table-row table:style-name="ro7">
          <table:table-cell table:style-name="ce10" office:value-type="string" calcext:value-type="string">
            <text:p>3. Es posible repetir una acción ya realizada anteriormente de manera sencilla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En este caso la acción es la búsqueda de información o la descarga de archivos. Se puede hacer repitiendo los mismos pasos</text:p>
          </table:table-cell>
          <table:table-cell table:number-columns-repeated="252"/>
        </table:table-row>
        <table:table-row table:style-name="ro7">
          <table:table-cell table:style-name="ce24" office:value-type="string" calcext:value-type="string">
            <text:p>4. Se utiliza un diseño líquido* para que la página se adapte a las diferentes resoluciones posibles que pueda tener un usuario.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52"/>
        </table:table-row>
        <table:table-row table:style-name="ro2">
          <table:table-cell/>
          <table:table-cell table:style-name="ce14" table:number-columns-repeated="3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25" office:value-type="string" calcext:value-type="string" table:number-columns-spanned="3" table:number-rows-spanned="1">
            <text:p>*Una página tiene diseño líquido cuando al cambiar de resolución la página se adapta a la pantalla</text:p>
          </table:table-cell>
          <table:covered-table-cell table:number-columns-repeated="2" table:style-name="ce26"/>
          <table:table-cell table:number-columns-repeated="253"/>
        </table:table-row>
      </table:table>
      <table:table table:name="dialogos" table:style-name="ta12" table:print="false">
        <table:table-column table:style-name="co20" table:default-cell-style-name="ce10"/>
        <table:table-column table:style-name="co1" table:number-columns-repeated="2" table:default-cell-style-name="ce4"/>
        <table:table-column table:style-name="co19" table:default-cell-style-name="ce4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9. Diálogos estéticos y diseño minimalista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office:value-type="string" calcext:value-type="string">
            <text:p>La página Web/sistema interactivo evita toda información o gráfico irrelevante y sólo incluye la información necesaria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4"/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1. La información visible es la única esencial para realizar la acción. La página no contiene información que es irrelevante o raramente necesaria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2. No existe redundancia de información en la página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3. La información es corta, concisa y precisa.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10">
          <table:table-cell office:value-type="string" calcext:value-type="string">
            <text:p>4. Cada elemento de información se distingue del resto y no se confunde con ot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o siempre. Por lo general si pero la parte extra da lugar a la confusión.</text:p>
          </table:table-cell>
          <table:table-cell table:number-columns-repeated="252"/>
        </table:table-row>
        <table:table-row table:style-name="ro10">
          <table:table-cell office:value-type="string" calcext:value-type="string">
            <text:p>5. El texto es fácil de hojear, esta bien organizado y las frases no son muy largas</text:p>
          </table:table-cell>
          <table:table-cell office:value-type="float" office:value="0" calcext:value-type="float">
            <text:p>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6. Las fuentes son legibles y tienen un tamaño adecuado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7. Las fuentes utilizan colores con suficiente contraste con el fondo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</table:table>
      <table:table table:name="ayuda" table:style-name="ta13" table:print="false">
        <table:table-column table:style-name="co21" table:default-cell-style-name="ce10"/>
        <table:table-column table:style-name="co1" table:number-columns-repeated="2" table:default-cell-style-name="ce4"/>
        <table:table-column table:style-name="co22" table:default-cell-style-name="ce4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10. Ayuda y documentación</text:p>
          </table:table-cell>
          <table:table-cell table:style-name="Default" table:number-columns-repeated="3"/>
          <table:table-cell table:number-columns-repeated="252"/>
        </table:table-row>
        <table:table-row table:style-name="ro6">
          <table:table-cell table:style-name="ce20" office:value-type="string" calcext:value-type="string" table:number-columns-spanned="4" table:number-rows-spanned="1">
            <text:p>Aunque es mejor si el sistema puede utilizarse sin documentación, puede ser necesario disponer de ayuda y documentación. Esta debe ser fácil de buscar, centrada con las tareas del usuario, tener información de las etapas a realizar y que no sean muy extensas.</text:p>
          </table:table-cell>
          <table:covered-table-cell table:number-columns-repeated="3" table:style-name="ce23"/>
          <table:table-cell table:number-columns-repeated="252"/>
        </table:table-row>
        <table:table-row table:style-name="ro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4"/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1. En caso de existir ayuda, es visible y fácil de encontr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hay ayuda</text:p>
          </table:table-cell>
          <table:table-cell table:number-columns-repeated="252"/>
        </table:table-row>
        <table:table-row table:style-name="ro7">
          <table:table-cell office:value-type="string" calcext:value-type="string">
            <text:p>2. La documentación de ayuda es sensible al contexto, se refiere a la sección donde se encuentra el usuario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3.La documentación de ayuda sobre accesibilidad esta adaptada a las necesidades del usuario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4. La ayuda esta orientada a los objetivos del usuario (generalmente a la resolución de problemas)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5. La página dispone de un apartado de preguntas frecuen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iste pero es dificil dar con ella.</text:p>
          </table:table-cell>
          <table:table-cell table:number-columns-repeated="252"/>
        </table:table-row>
        <table:table-row table:style-name="ro4">
          <table:table-cell office:value-type="string" calcext:value-type="string">
            <text:p>6. La documentación de ayuda utiliza ejemplos</text:p>
          </table:table-cell>
          <table:table-cell office:value-type="float" office:value="5" calcext:value-type="float">
            <text:p>5</text:p>
          </table:table-cell>
          <table:table-cell table:number-columns-repeated="254"/>
        </table:table-row>
      </table:table>
      <table:table table:name="Busqueda" table:style-name="ta14" table:print="false"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11. Búsqueda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te heurístico se aplica si existe un buscador en la interfaz (normalmente para interfaces web)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2">
          <table:table-cell table:style-name="ce14"/>
          <table:table-cell table:style-name="ce27" office:value-type="string" calcext:value-type="string">
            <text:p>Frecuencia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7">
          <table:table-cell table:style-name="ce10" office:value-type="string" calcext:value-type="string">
            <text:p>1. En la página de inicio existe un cuadro de texto para introducir palabras a buscar en el sitio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52"/>
        </table:table-row>
        <table:table-row table:style-name="ro7">
          <table:table-cell table:style-name="ce10" office:value-type="string" calcext:value-type="string">
            <text:p>2. El cuadro de entrada de texto para buscar ocupa entre 25 y 30 caracteres visible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cupa unos 20.</text:p>
          </table:table-cell>
          <table:table-cell table:number-columns-repeated="252"/>
        </table:table-row>
        <table:table-row table:style-name="ro7">
          <table:table-cell table:style-name="ce10" office:value-type="string" calcext:value-type="string">
            <text:p>3. El área de búsqueda esta identificada con una cabecera que titula la opción de búsqued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o pone en el própio cuadro de texto y tiene dos iconos para indicarlo.</text:p>
          </table:table-cell>
          <table:table-cell table:number-columns-repeated="252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table:style-name="ce5"/>
          <table:table-cell table:number-columns-repeated="255"/>
        </table:table-row>
      </table:table>
      <table:table table:name="Noticias" table:style-name="ta15" table:print="false"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12. Noticia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Este heurístico se aplica para aquellas interfaces que incluyen un apartado específico para las noticias.</text:p>
          </table:table-cell>
          <table:table-cell table:number-columns-repeated="255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2">
          <table:table-cell table:style-name="ce14"/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4">
          <table:table-cell table:style-name="ce10" office:value-type="string" calcext:value-type="string">
            <text:p>1. Los titulares de las noticias son breves y descriptivo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52"/>
        </table:table-row>
        <table:table-row table:style-name="ro7">
          <table:table-cell table:style-name="ce10" office:value-type="string" calcext:value-type="string">
            <text:p>2. Existen resúmenes específicos en las noticias (que no incluyen solamente las primeras líneas o el primer párrafo de la noticia)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Solo están los titulares</text:p>
          </table:table-cell>
          <table:table-cell table:number-columns-repeated="252"/>
        </table:table-row>
        <table:table-row table:style-name="ro7">
          <table:table-cell table:style-name="ce10" office:value-type="string" calcext:value-type="string">
            <text:p>3. El vínculo principal a la noticia ampliada se encuentra en los titulares de las noticias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8"/>
          <table:table-cell table:number-columns-repeated="255"/>
        </table:table-row>
      </table:table>
      <table:table table:name="Varios" table:style-name="ta16" table:print="false">
        <table:table-column table:style-name="co27" table:default-cell-style-name="ce4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 calcext:value-type="string">
            <text:p>13. Vario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2">
          <table:table-cell table:style-name="ce14"/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Impacto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1. Se muestra la fecha de la última actualización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252"/>
        </table:table-row>
        <table:table-row table:style-name="ro2">
          <table:table-cell office:value-type="string" calcext:value-type="string">
            <text:p>2. Las fechas se muestran en formato internacional 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 están en formato internacional pero la web está dirigida a público español que no utiliza ese formato.</text:p>
          </table:table-cell>
          <table:table-cell table:number-columns-repeated="252"/>
        </table:table-row>
      </table:table>
      <table:table table:name="Arquitectura información" table:style-name="ta17" table:print="false"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>
            <text:p>14. Arquitectura de la información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Organización la información del sitio Web/sistema interactivo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" office:value-type="string" calcext:value-type="string">
            <text:p>Subheurísticos</text:p>
          </table:table-cell>
          <table:table-cell table:number-columns-repeated="255"/>
        </table:table-row>
        <table:table-row table:style-name="ro3">
          <table:table-cell table:style-name="ce14" table:number-columns-repeated="3"/>
          <table:table-cell table:style-name="ce2" office:value-type="string" calcext:value-type="string">
            <text:p>Frecuencia</text:p>
          </table:table-cell>
          <table:table-cell table:style-name="ce2" office:value-type="string" calcext:value-type="string">
            <text:p>Impacto </text:p>
          </table:table-cell>
          <table:table-cell table:style-name="ce2" office:value-type="string" calcext:value-type="string">
            <text:p>Observaciones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1. El número de pestañas es adecuado</text:p>
          </table:table-cell>
          <table:table-cell table:style-name="ce4" table:number-columns-repeated="2"/>
          <table:table-cell table:style-name="ce18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4"/>
          <table:table-cell table:number-columns-repeated="249"/>
        </table:table-row>
        <table:table-row table:style-name="ro3">
          <table:table-cell table:style-name="ce4" office:value-type="string" calcext:value-type="string">
            <text:p>2. Los niveles de profundidad de información* existentes son suficientes</text:p>
          </table:table-cell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4"/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11">
          <table:table-cell/>
          <table:table-cell table:style-name="ce20" table:number-columns-spanned="5" table:number-rows-spanned="1"/>
          <table:covered-table-cell table:number-columns-repeated="4" table:style-name="ce23"/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1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6:22:31.368087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valuador" style:display-name="PageStyle_Evaluad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yenda" style:display-name="PageStyle_Leyen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bjetivos" style:display-name="PageStyle_Objet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ridad_20_de_20_los_20_objetivos" style:display-name="PageStyle_Claridad de los objetiv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sibilidad_20_del_20_estado_20_del_20_sist" style:display-name="PageStyle_Visibilidad del estado del s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ecuación" style:display-name="PageStyle_Adecua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rol" style:display-name="PageStyle_Contr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sistencia" style:display-name="PageStyle_Consis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es" style:display-name="PageStyle_Err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nocimiento" style:display-name="PageStyle_Reconocimi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exibilidad" style:display-name="PageStyle_Flexibil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logos" style:display-name="PageStyle_dialog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queda" style:display-name="PageStyle_Busque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icias" style:display-name="PageStyle_Notici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rios" style:display-name="PageStyle_Va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quitectura_20_información" style:display-name="PageStyle_Arquitectura informació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arta</meta:initial-creator>
    <meta:creation-date>2005-06-08T21:51:47</meta:creation-date>
    <dc:creator>DavidGL </dc:creator>
    <dc:date>2014-11-20T17:25:39.627759537</dc:date>
    <meta:print-date>2005-06-08T22:21:14</meta:print-date>
    <dc:language>en-US</dc:language>
    <meta:editing-cycles>3</meta:editing-cycles>
    <meta:editing-duration>PT5M19S</meta:editing-duration>
    <meta:document-statistic meta:table-count="17" meta:cell-count="272" meta:object-count="0"/>
    <meta:user-defined meta:name="Info 1"/>
    <meta:user-defined meta:name="Info 2"/>
    <meta:user-defined meta:name="Info 3"/>
    <meta:user-defined meta:name="Info 4"/>
  </office:meta>
</office:document-meta>
</file>